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bottom"/>
    </style:style>
    <style:style style:name="gr4" style:family="graphic" style:parent-style-name="standard">
      <style:graphic-properties draw:marker-start="Arrow" draw:marker-end="" draw:marker-end-width="0.3cm" draw:textarea-horizontal-align="center" draw:textarea-vertical-align="botto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  <style:text-properties fo:font-size="72pt" style:font-size-asian="72pt" style:font-size-complex="72pt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4.726cm" svg:x="1.27cm" svg:y="7.439cm" presentation:class="title" presentation:user-transformed="true">
          <draw:text-box>
            <text:p text:style-name="P1"><text:span text:style-name="T1">PXE Booting with gPXE</text:span><text:span text:style-name="T2"><text:line-break/></text:span><text:span text:style-name="T3">Gareth J. Greenawa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What is PXE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Preboot Execution Environment</text:p>
              </text:list-item>
            </text:list>
            <text:list text:style-name="L2">
              <text:list-item>
                <text:list>
                  <text:list-item>
                    <text:p text:style-name="P6">An environment to boot computers using a network interface independently of available data storage devices (like hard disks) or installed operating syst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4">Requiremen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DHCP Server configured to support PXE boot.</text:p>
              </text:list-item>
            </text:list>
            <text:list text:style-name="L2">
              <text:list-item>
                <text:p text:style-name="P5">TFTP Server</text:p>
              </text:list-item>
            </text:list>
            <text:list text:style-name="L2">
              <text:list-item>
                <text:p text:style-name="P5">Syslinux</text:p>
              </text:list-item>
            </text:list>
            <text:list text:style-name="L2">
              <text:list-item>
                <text:p text:style-name="P5">Boot ima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 presentation:user-transformed="true">
          <draw:text-box>
            <text:p text:style-name="P4">How it PXE works?</text:p>
          </draw:text-box>
        </draw:frame>
        <draw:custom-shape draw:style-name="gr2" draw:text-style-name="P8" draw:layer="layout" svg:width="5.715cm" svg:height="4.445cm" svg:x="1.905cm" svg:y="6.056cm">
          <text:p text:style-name="P7">PC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7.62cm" svg:height="5.08cm" svg:x="19.754cm" svg:y="5.715cm">
          <text:p text:style-name="P7">DHCP + TFTPD Server</text:p>
          <draw:enhanced-geometry svg:viewBox="0 0 21600 21600" draw:type="rectangle" draw:enhanced-path="M 0 0 L 21600 0 21600 21600 0 21600 0 0 Z N"/>
        </draw:custom-shape>
        <draw:line draw:style-name="gr3" draw:text-style-name="P8" draw:layer="layout" svg:x1="7.62cm" svg:y1="6.98cm" svg:x2="19.685cm" svg:y2="6.98cm">
          <text:p text:style-name="P7">PXE Broadcast</text:p>
        </draw:line>
        <draw:line draw:style-name="gr3" draw:text-style-name="P8" draw:layer="layout" svg:x1="7.621cm" svg:y1="6.98cm" svg:x2="19.686cm" svg:y2="6.98cm">
          <text:p text:style-name="P7">PXE Broadcast</text:p>
        </draw:line>
        <draw:line draw:style-name="gr4" draw:text-style-name="P7" draw:layer="layout" svg:x1="7.689cm" svg:y1="9.525cm" svg:x2="19.754cm" svg:y2="9.525cm">
          <text:p text:style-name="P7">DHCP + TFTPD Request</text:p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7cm" svg:x="1.4cm" svg:y="0.837cm" presentation:class="title">
          <draw:text-box>
            <text:p text:style-name="P4">gPX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An open source (GPL) network bootloader. It provides a direct replacement for proprietary PXE ROMs, with many extra features such as DNS, HTTP, iSCSI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4">Why gPXE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Not all computers support PXE boot.</text:p>
              </text:list-item>
            </text:list>
            <text:list text:style-name="L2">
              <text:list-item>
                <text:p text:style-name="P5">gPXE supports many features that proprietary ROMs do not support.</text:p>
              </text:list-item>
            </text:list>
            <text:list text:style-name="L2">
              <text:list-item>
                <text:p text:style-name="P5">Allows booting from USB, CD, Floppy and chain loading from existing proprietary PXE Ro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4">Featur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5">Booting from HTTP</text:p>
              </text:list-item>
            </text:list>
            <text:list text:style-name="L2">
              <text:list-item>
                <text:list>
                  <text:list-item>
                    <text:p text:style-name="P6">HTTP Servers scale better than TFTP serv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o not suffer from size lim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Boot from servers not on the local LAN.</text:p>
                  </text:list-item>
                </text:list>
              </text:list-item>
            </text:list>
            <text:list text:style-name="L2">
              <text:list-item>
                <text:p text:style-name="P5">Limited scripting support</text:p>
              </text:list-item>
            </text:list>
            <text:list text:style-name="L2">
              <text:list-item>
                <text:p text:style-name="P5">Ability to boot from a SAN, eg. ISCSI or AO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3" draw:text-style-name="P4" draw:layer="layout" svg:width="25.199cm" svg:height="3.507cm" svg:x="1.471cm" svg:y="7.923cm" presentation:class="title" presentation:user-transformed="true">
          <draw:text-box>
            <text:p text:style-name="P4">gPXE in A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Gareth Greenaway</meta:initial-creator>
    <meta:creation-date>2009-04-10T20:05:42</meta:creation-date>
    <dc:creator>Gareth Greenaway</dc:creator>
    <dc:date>2009-04-10T23:13:21</dc:date>
    <meta:editing-cycles>11</meta:editing-cycles>
    <meta:editing-duration>PT3H7M48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